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none" fo:border-bottom="thin solid #3C3C3C" fo:border-left="none" fo:border-right="non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fo:font-size="6pt" style:font-size-asian="6pt" style:font-size-complex="6pt"/>
    </style:style>
    <style:style style:name="ce9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thin solid #C0C0C0" fo:border-left="none" fo:border-right="none" style:vertical-align="middle" fo:background-color="#FF0000" style:repeat-content="false"/>
      <style:paragraph-properties fo:text-align="start" fo:margin-left="0cm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C0C0C0" fo:border-left="none" fo:border-right="none" style:vertical-align="middle" fo:background-color="#FF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fo:background-color="#FF0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C0C0C0" fo:border-left="none" fo:border-right="none" style:vertical-align="middle" fo:background-color="#FF0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C0C0C0" fo:border-left="thin solid #C0C0C0" fo:border-right="thin solid #C0C0C0" fo:background-color="transparent"/>
    </style:style>
    <style:style style:name="ce15" style:family="table-cell" style:parent-style-name="Default" style:data-style-name="N0">
      <style:table-cell-properties fo:background-color="#F0F0F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C0C0C0" fo:background-color="transparent"/>
    </style:style>
    <style:style style:name="ce18" style:family="table-cell" style:parent-style-name="Default" style:data-style-name="N0">
      <style:table-cell-properties fo:background-color="#F0F0F0"/>
      <style:text-properties style:font-name="Arial1" style:font-name-asian="Arial1" style:font-name-complex="Arial1" fo:font-size="8pt" style:font-size-asian="8pt" style:font-size-complex="8pt" fo:font-style="italic" style:font-style-asian="italic" style:font-style-complex="italic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3C3C3C" fo:border-bottom="none" fo:border-left="none" fo:border-right="non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3C3C3C" fo:border-bottom="none" fo:border-left="none" fo:border-right="none"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Excel_BuiltIn_Percent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19">
      <style:table-cell-properties fo:border-top="thin solid #3C3C3C" fo:border-bottom="thin solid #3C3C3C" fo:border-left="none" fo:border-right="none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Excel_BuiltIn_Percent" style:data-style-name="N13">
      <style:table-cell-properties fo:border="thin solid #C0C0C0" style:vertical-align="automatic" fo:background-color="transparent" style:cell-protect="protected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3C3C3C" fo:border-bottom="none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D6F4D9"/>
    </style:style>
    <style:style style:name="ce37" style:family="table-cell" style:parent-style-name="Default" style:data-style-name="N0">
      <style:table-cell-properties fo:border="thin solid #C0C0C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C0C0C0" fo:border-bottom="thin solid #C0C0C0" fo:border-left="none" fo:border-right="thin solid #C0C0C0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0F0F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0F0F0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background-color="#FF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C0C0C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C0C0C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C0C0C0" fo:border-bottom="thin solid #C0C0C0" fo:border-left="thin solid #C0C0C0" fo:border-right="thin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C0C0C0" fo:border-bottom="thin solid #C0C0C0" fo:border-left="thin solid #C0C0C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C0C0C0" fo:border-bottom="thin solid #C0C0C0" fo:border-left="thin solid #C0C0C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C0C0C0" fo:border-bottom="thin solid #000000" fo:border-left="thin solid #C0C0C0" fo:border-right="thin solid #C0C0C0" fo:background-color="transparent"/>
    </style:style>
    <style:style style:name="ce55" style:family="table-cell" style:parent-style-name="Default" style:data-style-name="N0">
      <style:table-cell-properties fo:border-top="thin solid #C0C0C0" fo:border-bottom="thin solid #000000" fo:border-left="thin solid #C0C0C0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C0C0C0" fo:border-left="thin solid #000000" fo:border-right="none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C0C0C0" fo:border-bottom="thin solid #C0C0C0" fo:border-left="thin solid #000000" fo:border-right="thin solid #000000" fo:background-color="transparent"/>
    </style:style>
    <style:style style:name="ce63" style:family="table-cell" style:parent-style-name="Default" style:data-style-name="N0">
      <style:table-cell-properties fo:border-top="thin solid #C0C0C0" fo:border-bottom="thin solid #C0C0C0" fo:border-left="thin solid #000000" fo:border-right="thin solid #000000"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C0C0C0" fo:border-bottom="thin solid #000000" fo:border-left="thin solid #000000" fo:border-right="thin solid #000000" fo:background-color="transparent"/>
    </style:style>
    <style:style style:name="ce65" style:family="table-cell" style:parent-style-name="Default" style:data-style-name="N0">
      <style:table-cell-properties fo:border-top="thin solid #C0C0C0" fo:border-bottom="thin solid #C0C0C0" fo:border-left="none" fo:border-right="thin solid #C0C0C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C0C0C0" fo:border-bottom="thin solid #C0C0C0" fo:border-left="none" fo:border-right="thin solid #C0C0C0" fo:background-color="transparent"/>
    </style:style>
    <style:style style:name="ce67" style:family="table-cell" style:parent-style-name="Default" style:data-style-name="N0">
      <style:table-cell-properties fo:border-top="thin solid #C0C0C0" fo:border-bottom="thin solid #000000" fo:border-left="none" fo:border-right="thin solid #C0C0C0" fo:background-color="transparen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0F0F0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fo:border-top="thin solid #C0C0C0" fo:border-bottom="thin solid #C0C0C0" fo:border-left="none" fo:border-right="thin solid #C0C0C0" style:vertical-align="middle" fo:background-color="transparent" style:repeat-content="false"/>
      <style:paragraph-properties fo:text-align="center"/>
    </style:style>
    <style:style style:name="ce70" style:family="table-cell" style:parent-style-name="Default" style:data-style-name="N37">
      <style:table-cell-properties fo:border="thin solid #C0C0C0" style:vertical-align="middle" fo:background-color="transparent" style:repeat-content="false"/>
      <style:paragraph-properties fo:text-align="center"/>
    </style:style>
    <style:style style:name="ce71" style:family="table-cell" style:parent-style-name="Default" style:data-style-name="N37">
      <style:table-cell-properties fo:border-top="thin solid #C0C0C0" fo:border-bottom="thin solid #C0C0C0" fo:border-left="thin solid #C0C0C0" fo:border-right="thin solid #000000" style:vertical-align="middle" fo:background-color="transparent" style:repeat-content="false"/>
      <style:paragraph-properties fo:text-align="center"/>
    </style:style>
    <style:style style:name="ce72" style:family="table-cell" style:parent-style-name="Porcentagem" style:data-style-name="N38">
      <style:table-cell-properties fo:border-top="thin solid #000000" fo:border-bottom="none" fo:border-left="thin solid #000000" fo:border-right="thin solid #000000" style:vertical-align="middle" fo:background-color="#F0F0F0" style:repeat-content="false"/>
      <style:paragraph-properties fo:text-align="center"/>
      <style:text-properties style:font-name="Arial" style:font-name-asian="Arial" style:font-name-complex="Arial"/>
    </style:style>
    <style:style style:name="ce73" style:family="table-cell" style:parent-style-name="Porcentagem" style:data-style-name="N38">
      <style:table-cell-properties fo:border-top="thin solid #000000" fo:border-bottom="thin solid #C0C0C0" fo:border-left="none" fo:border-right="thin solid #C0C0C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4" style:family="table-cell" style:parent-style-name="Porcentagem" style:data-style-name="N38">
      <style:table-cell-properties fo:border-top="thin solid #000000" fo:border-bottom="thin solid #C0C0C0" fo:border-left="thin solid #C0C0C0" fo:border-right="thin solid #C0C0C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5" style:family="table-cell" style:parent-style-name="Porcentagem" style:data-style-name="N38">
      <style:table-cell-properties fo:border-top="thin solid #000000" fo:border-bottom="thin solid #C0C0C0" fo:border-left="thin solid #C0C0C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6" style:family="table-cell" style:parent-style-name="Porcentagem" style:data-style-name="N38">
      <style:table-cell-properties fo:border-top="none" fo:border-bottom="none" fo:border-left="thin solid #000000" fo:border-right="thin solid #000000" style:vertical-align="middle" fo:background-color="#F0F0F0" style:repeat-content="false"/>
      <style:paragraph-properties fo:text-align="center"/>
      <style:text-properties style:font-name="Arial" style:font-name-asian="Arial" style:font-name-complex="Arial"/>
    </style:style>
    <style:style style:name="ce77" style:family="table-cell" style:parent-style-name="Porcentagem" style:data-style-name="N38">
      <style:table-cell-properties fo:border-top="thin solid #C0C0C0" fo:border-bottom="thin solid #C0C0C0" fo:border-left="none" fo:border-right="thin solid #C0C0C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8" style:family="table-cell" style:parent-style-name="Porcentagem" style:data-style-name="N38">
      <style:table-cell-properties fo:border="thin solid #C0C0C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9" style:family="table-cell" style:parent-style-name="Porcentagem" style:data-style-name="N38">
      <style:table-cell-properties fo:border-top="thin solid #C0C0C0" fo:border-bottom="thin solid #C0C0C0" fo:border-left="thin solid #C0C0C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0" style:family="table-cell" style:parent-style-name="Porcentagem" style:data-style-name="N38">
      <style:table-cell-properties fo:border="thin solid #C0C0C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4.31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map style:condition="of:cell-content()&gt;=0" style:apply-style-name="cf2"/>
      <style:map style:condition="of:cell-content()&lt;0" style:apply-style-name="cf1"/>
    </style:style>
    <style:style style:name="ce82" style:family="table-cell" style:parent-style-name="Excel_BuiltIn_Percent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  <style:map style:condition="of:cell-content()&lt;1" style:apply-style-name="cf1"/>
      <style:map style:condition="of:cell-content()&gt;=1" style:apply-style-name="cf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Relató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09" table:default-cell-style-name="ce1"/>
        <table:table-column table:style-name="co1" table:number-columns-repeated="1535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iscina do Michel</text:p>
          </table:table-cell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office:value-type="string" table:style-name="ce4">
            <text:p>[Nome Empresa / Logo]</text:p>
          </table:table-cell>
          <table:table-cell table:number-columns-repeated="16368" table:style-name="ce1"/>
        </table:table-row>
        <table:table-row table:style-name="ro3">
          <table:table-cell/>
          <table:table-cell office:value-type="string" table:style-name="ce5">
            <text:p>Planned Value (PV) or Budgeted Cost of Work Scheduled (BCWS)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table:number-columns-repeated="7" table:style-name="ce3"/>
          <table:table-cell table:number-columns-repeated="16376" table:style-name="ce1"/>
        </table:table-row>
        <table:table-row table:style-name="ro1">
          <table:table-cell/>
          <table:table-cell table:style-name="ce3"/>
          <table:table-cell office:value-type="string" table:style-name="ce6">
            <text:p>Preparado por:</text:p>
          </table:table-cell>
          <table:table-cell office:value-type="string" table:style-name="ce7">
            <text:p>Rodrigo (o dono da piscina)</text:p>
          </table:table-cell>
          <table:table-cell table:number-columns-repeated="2" table:style-name="ce7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/>
          <table:table-cell table:style-name="ce3"/>
          <table:table-cell office:value-type="string" table:style-name="ce6">
            <text:p>Data:</text:p>
          </table:table-cell>
          <table:table-cell office:value-type="date" office:date-value="2018-11-05T00:00:00" table:formula="of:=+TODAY()" table:number-columns-spanned="2" table:number-rows-spanned="1" table:style-name="ce29">
            <text:p>05/11/2018</text:p>
          </table:table-cell>
          <table:covered-table-cell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3"/>
          <table:table-cell office:value-type="string" table:style-name="ce8">
            <text:p>[42]</text:p>
          </table:table-cell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/>
          <table:table-cell table:style-name="ce3"/>
          <table:table-cell office:value-type="string" table:style-name="ce6">
            <text:p>Para o periodo:</text:p>
          </table:table-cell>
          <table:table-cell office:value-type="string" table:number-columns-spanned="2" table:number-rows-spanned="1" table:style-name="ce30">
            <text:p>Semana 7</text:p>
          </table:table-cell>
          <table:covered-table-cell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3"/>
          <table:table-cell table:style-name="ce8"/>
          <table:table-cell table:number-columns-repeated="4" table:style-name="ce3"/>
          <table:table-cell table:number-columns-repeated="16376" table:style-name="ce1"/>
        </table:table-row>
        <table:table-row table:style-name="ro3">
          <table:table-cell/>
          <table:table-cell office:value-type="string" table:style-name="ce5">
            <text:p>Planned Value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41">
            <office:annotation draw:style-name="a0" svg:x="3.08333333333333in" svg:y="1.89583333333333in" svg:width="1.40625in" svg:height="0.677083333333333in">
              <dc:creator/>
              <text:p><text:span text:style-name="T2">Estrutura Analitica do projeto(EAP) /</text:span><text:span text:style-name="T2"/></text:p>
              <text:p><text:span text:style-name="T2">Work Breakdown Structure (WBS)</text:span></text:p>
            </office:annotation>
            <text:p>WBS</text:p>
          </table:table-cell>
          <table:table-cell office:value-type="string" table:style-name="ce46">
            <text:p>Nome</text:p>
          </table:table-cell>
          <table:table-cell office:value-type="string" table:style-name="ce43">
            <text:p>TBC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4" table:style-name="ce50">
            <text:p>4</text:p>
          </table:table-cell>
          <table:table-cell office:value-type="float" office:value="5" table:style-name="ce50">
            <text:p>5</text:p>
          </table:table-cell>
          <table:table-cell office:value-type="float" office:value="6" table:style-name="ce50">
            <text:p>6</text:p>
          </table:table-cell>
          <table:table-cell office:value-type="float" office:value="7" table:style-name="ce50">
            <text:p>7</text:p>
          </table:table-cell>
          <table:table-cell office:value-type="float" office:value="8" table:style-name="ce50">
            <text:p>8</text:p>
          </table:table-cell>
          <table:table-cell office:value-type="float" office:value="9" table:style-name="ce50">
            <text:p>9</text:p>
          </table:table-cell>
          <table:table-cell office:value-type="float" office:value="10" table:style-name="ce50">
            <text:p>10</text:p>
          </table:table-cell>
          <table:table-cell office:value-type="float" office:value="11" table:style-name="ce50">
            <text:p>11</text:p>
          </table:table-cell>
          <table:table-cell office:value-type="float" office:value="12" table:style-name="ce50">
            <text:p>12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56">
            <text:p>1.1</text:p>
          </table:table-cell>
          <table:table-cell office:value-type="string" table:style-name="ce47">
            <text:p>Gerenciamento Turma</text:p>
          </table:table-cell>
          <table:table-cell office:value-type="currency" office:value="3500" table:style-name="ce72">
            <text:p><text:s/>R$ 3.500,00<text:s/></text:p>
          </table:table-cell>
          <table:table-cell office:value-type="currency" office:value="500" table:style-name="ce73">
            <text:p><text:s/>R$ 500,00<text:s/></text:p>
          </table:table-cell>
          <table:table-cell office:value-type="currency" office:value="500" table:style-name="ce74">
            <text:p><text:s/>R$ 500,00<text:s/></text:p>
          </table:table-cell>
          <table:table-cell office:value-type="currency" office:value="2000" table:style-name="ce74">
            <text:p><text:s/>R$ 2.000,00<text:s/></text:p>
          </table:table-cell>
          <table:table-cell office:value-type="currency" office:value="500" table:style-name="ce74">
            <text:p><text:s/>R$ 500,00<text:s/></text:p>
          </table:table-cell>
          <table:table-cell table:number-columns-repeated="7" table:style-name="ce74"/>
          <table:table-cell table:style-name="ce75"/>
          <table:table-cell table:style-name="ce16"/>
          <table:table-cell table:number-columns-repeated="16367"/>
        </table:table-row>
        <table:table-row table:style-name="ro1">
          <table:table-cell/>
          <table:table-cell office:value-type="string" table:style-name="ce57">
            <text:p>1.2</text:p>
          </table:table-cell>
          <table:table-cell office:value-type="string" table:style-name="ce48">
            <text:p>Gerenciamento de Usuarios</text:p>
          </table:table-cell>
          <table:table-cell office:value-type="currency" office:value="15000" table:style-name="ce76">
            <text:p><text:s/>R$ 15.000,00<text:s/></text:p>
          </table:table-cell>
          <table:table-cell office:value-type="currency" office:value="3000" table:style-name="ce77">
            <text:p><text:s/>R$ 3.000,00<text:s/></text:p>
          </table:table-cell>
          <table:table-cell office:value-type="currency" office:value="3500" table:style-name="ce78">
            <text:p><text:s/>R$ 3.500,00<text:s/></text:p>
          </table:table-cell>
          <table:table-cell office:value-type="currency" office:value="2500" table:style-name="ce78">
            <text:p><text:s/>R$ 2.500,00<text:s/></text:p>
          </table:table-cell>
          <table:table-cell office:value-type="currency" office:value="3500" table:style-name="ce78">
            <text:p><text:s/>R$ 3.500,00<text:s/></text:p>
          </table:table-cell>
          <table:table-cell office:value-type="currency" office:value="3500" table:style-name="ce78">
            <text:p><text:s/>R$ 3.500,00<text:s/></text:p>
          </table:table-cell>
          <table:table-cell table:number-columns-repeated="6" table:style-name="ce78"/>
          <table:table-cell table:style-name="ce79"/>
          <table:table-cell table:style-name="ce16"/>
          <table:table-cell table:number-columns-repeated="16367"/>
        </table:table-row>
        <table:table-row table:style-name="ro1">
          <table:table-cell/>
          <table:table-cell office:value-type="string" table:style-name="ce57">
            <text:p>1.3</text:p>
          </table:table-cell>
          <table:table-cell office:value-type="string" table:style-name="ce49">
            <text:p>Login e Autenticação</text:p>
          </table:table-cell>
          <table:table-cell office:value-type="currency" office:value="7000" table:style-name="ce76">
            <text:p><text:s/>R$ 7.000,00<text:s/></text:p>
          </table:table-cell>
          <table:table-cell office:value-type="currency" office:value="2000" table:style-name="ce77">
            <text:p><text:s/>R$ 2.000,00<text:s/></text:p>
          </table:table-cell>
          <table:table-cell table:style-name="ce78"/>
          <table:table-cell office:value-type="currency" office:value="1500" table:style-name="ce78">
            <text:p><text:s/>R$ 1.500,00<text:s/></text:p>
          </table:table-cell>
          <table:table-cell office:value-type="currency" office:value="2000" table:style-name="ce78">
            <text:p><text:s/>R$ 2.000,00<text:s/></text:p>
          </table:table-cell>
          <table:table-cell office:value-type="currency" office:value="1000" table:style-name="ce78">
            <text:p><text:s/>R$ 1.000,00<text:s/></text:p>
          </table:table-cell>
          <table:table-cell office:value-type="currency" office:value="500" table:style-name="ce78">
            <text:p><text:s/>R$ 500,00<text:s/></text:p>
          </table:table-cell>
          <table:table-cell table:number-columns-repeated="5" table:style-name="ce78"/>
          <table:table-cell table:style-name="ce79"/>
          <table:table-cell table:style-name="ce16"/>
          <table:table-cell table:number-columns-repeated="16367"/>
        </table:table-row>
        <table:table-row table:style-name="ro1">
          <table:table-cell/>
          <table:table-cell office:value-type="string" table:style-name="ce57">
            <text:p>1.4</text:p>
          </table:table-cell>
          <table:table-cell office:value-type="string" table:style-name="ce49">
            <text:p>Gerenciamento de Arquivos</text:p>
          </table:table-cell>
          <table:table-cell office:value-type="currency" office:value="12000" table:style-name="ce76">
            <text:p><text:s/>R$ 12.000,00<text:s/></text:p>
          </table:table-cell>
          <table:table-cell table:style-name="ce77"/>
          <table:table-cell table:style-name="ce78"/>
          <table:table-cell office:value-type="currency" office:value="2000" table:style-name="ce78">
            <text:p><text:s/>R$ 2.000,00<text:s/></text:p>
          </table:table-cell>
          <table:table-cell office:value-type="currency" office:value="3500" table:style-name="ce78">
            <text:p><text:s/>R$ 3.500,00<text:s/></text:p>
          </table:table-cell>
          <table:table-cell office:value-type="currency" office:value="1000" table:style-name="ce78">
            <text:p><text:s/>R$ 1.000,00<text:s/></text:p>
          </table:table-cell>
          <table:table-cell office:value-type="currency" office:value="1500" table:style-name="ce78">
            <text:p><text:s/>R$ 1.500,00<text:s/></text:p>
          </table:table-cell>
          <table:table-cell office:value-type="currency" office:value="2500" table:style-name="ce78">
            <text:p><text:s/>R$ 2.500,00<text:s/></text:p>
          </table:table-cell>
          <table:table-cell office:value-type="currency" office:value="500" table:style-name="ce78">
            <text:p><text:s/>R$ 500,00<text:s/></text:p>
          </table:table-cell>
          <table:table-cell office:value-type="currency" office:value="1000" table:style-name="ce78">
            <text:p><text:s/>R$ 1.000,00<text:s/></text:p>
          </table:table-cell>
          <table:table-cell table:number-columns-repeated="2" table:style-name="ce78"/>
          <table:table-cell table:style-name="ce79"/>
          <table:table-cell table:style-name="ce16"/>
          <table:table-cell table:number-columns-repeated="16367"/>
        </table:table-row>
        <table:table-row table:style-name="ro1">
          <table:table-cell/>
          <table:table-cell office:value-type="string" table:style-name="ce57">
            <text:p>1.5</text:p>
          </table:table-cell>
          <table:table-cell office:value-type="string" table:style-name="ce49">
            <text:p>Gerenciamento de conteúdo</text:p>
          </table:table-cell>
          <table:table-cell office:value-type="currency" office:value="10000" table:style-name="ce76">
            <text:p><text:s/>R$ 10.000,00<text:s/></text:p>
          </table:table-cell>
          <table:table-cell table:style-name="ce77"/>
          <table:table-cell table:number-columns-repeated="3" table:style-name="ce78"/>
          <table:table-cell office:value-type="currency" office:value="1500" table:style-name="ce78">
            <text:p><text:s/>R$ 1.500,00<text:s/></text:p>
          </table:table-cell>
          <table:table-cell office:value-type="currency" office:value="500" table:style-name="ce78">
            <text:p><text:s/>R$ 500,00<text:s/></text:p>
          </table:table-cell>
          <table:table-cell office:value-type="currency" office:value="2000" table:style-name="ce78">
            <text:p><text:s/>R$ 2.000,00<text:s/></text:p>
          </table:table-cell>
          <table:table-cell office:value-type="currency" office:value="3500" table:style-name="ce78">
            <text:p><text:s/>R$ 3.500,00<text:s/></text:p>
          </table:table-cell>
          <table:table-cell office:value-type="currency" office:value="1500" table:style-name="ce78">
            <text:p><text:s/>R$ 1.500,00<text:s/></text:p>
          </table:table-cell>
          <table:table-cell office:value-type="currency" office:value="1500" table:style-name="ce78">
            <text:p><text:s/>R$ 1.500,00<text:s/></text:p>
          </table:table-cell>
          <table:table-cell table:style-name="ce78"/>
          <table:table-cell table:style-name="ce79"/>
          <table:table-cell table:style-name="ce16"/>
          <table:table-cell table:number-columns-repeated="16367"/>
        </table:table-row>
        <table:table-row table:style-name="ro4">
          <table:table-cell/>
          <table:table-cell office:value-type="string" table:style-name="ce57">
            <text:p>1.6</text:p>
          </table:table-cell>
          <table:table-cell office:value-type="string" table:style-name="ce49">
            <text:p>Seção de Notas</text:p>
          </table:table-cell>
          <table:table-cell office:value-type="currency" office:value="2500" table:style-name="ce76">
            <text:p><text:s/>R$ 2.500,00<text:s/></text:p>
          </table:table-cell>
          <table:table-cell table:style-name="ce77"/>
          <table:table-cell table:number-columns-repeated="7" table:style-name="ce78"/>
          <table:table-cell office:value-type="currency" office:value="500" table:style-name="ce78">
            <text:p><text:s/>R$ 500,00<text:s/></text:p>
          </table:table-cell>
          <table:table-cell office:value-type="currency" office:value="250" table:style-name="ce80">
            <text:p><text:s/>R$ 250,00<text:s/></text:p>
          </table:table-cell>
          <table:table-cell office:value-type="currency" office:value="250" table:style-name="ce78">
            <text:p><text:s/>R$ 250,00<text:s/></text:p>
          </table:table-cell>
          <table:table-cell office:value-type="currency" office:value="1500" table:style-name="ce79">
            <text:p><text:s/>R$ 1.500,00<text:s/></text:p>
          </table:table-cell>
          <table:table-cell table:style-name="ce16"/>
          <table:table-cell table:number-columns-repeated="16367"/>
        </table:table-row>
        <table:table-row table:style-name="ro1">
          <table:table-cell/>
          <table:table-cell table:style-name="ce58"/>
          <table:table-cell table:style-name="ce62"/>
          <table:table-cell office:value-type="float" office:value="0" table:formula="of:=SUM([.E19:.P19])" table:style-name="ce44">
            <text:p>0</text:p>
          </table:table-cell>
          <table:table-cell table:style-name="ce69"/>
          <table:table-cell table:number-columns-repeated="10" table:style-name="ce70"/>
          <table:table-cell table:style-name="ce71"/>
          <table:table-cell table:style-name="ce16"/>
          <table:table-cell table:number-columns-repeated="16367"/>
        </table:table-row>
        <table:table-row table:style-name="ro4">
          <table:table-cell table:style-name="ce40"/>
          <table:table-cell table:style-name="ce59"/>
          <table:table-cell table:style-name="ce63"/>
          <table:table-cell office:value-type="float" office:value="0" table:formula="of:=SUM([.E20:.P20])" table:style-name="ce68">
            <text:p>0</text:p>
          </table:table-cell>
          <table:table-cell table:style-name="ce65"/>
          <table:table-cell table:number-columns-repeated="10" table:style-name="ce38"/>
          <table:table-cell table:style-name="ce52"/>
          <table:table-cell table:style-name="ce39"/>
          <table:table-cell table:number-columns-repeated="16367" table:style-name="ce40"/>
        </table:table-row>
        <table:table-row table:style-name="ro1">
          <table:table-cell/>
          <table:table-cell table:style-name="ce60"/>
          <table:table-cell table:style-name="ce62"/>
          <table:table-cell office:value-type="float" office:value="0" table:formula="of:=SUM([.E21:.P21])" table:style-name="ce44">
            <text:p>0</text:p>
          </table:table-cell>
          <table:table-cell table:style-name="ce42"/>
          <table:table-cell table:number-columns-repeated="10" table:style-name="ce37"/>
          <table:table-cell table:style-name="ce51"/>
          <table:table-cell table:style-name="ce16"/>
          <table:table-cell table:number-columns-repeated="16367"/>
        </table:table-row>
        <table:table-row table:style-name="ro1">
          <table:table-cell/>
          <table:table-cell table:style-name="ce60"/>
          <table:table-cell table:style-name="ce62"/>
          <table:table-cell office:value-type="float" office:value="0" table:formula="of:=SUM([.E22:.P22])" table:style-name="ce44">
            <text:p>0</text:p>
          </table:table-cell>
          <table:table-cell table:style-name="ce66"/>
          <table:table-cell table:number-columns-repeated="10" table:style-name="ce17"/>
          <table:table-cell table:style-name="ce53"/>
          <table:table-cell table:style-name="ce16"/>
          <table:table-cell table:number-columns-repeated="16367"/>
        </table:table-row>
        <table:table-row table:style-name="ro1">
          <table:table-cell/>
          <table:table-cell table:style-name="ce60"/>
          <table:table-cell table:style-name="ce62"/>
          <table:table-cell office:value-type="float" office:value="0" table:formula="of:=SUM([.E23:.P23])" table:style-name="ce44">
            <text:p>0</text:p>
          </table:table-cell>
          <table:table-cell table:style-name="ce66"/>
          <table:table-cell table:number-columns-repeated="10" table:style-name="ce17"/>
          <table:table-cell table:style-name="ce53"/>
          <table:table-cell table:style-name="ce16"/>
          <table:table-cell table:number-columns-repeated="16367"/>
        </table:table-row>
        <table:table-row table:style-name="ro1">
          <table:table-cell/>
          <table:table-cell table:style-name="ce61"/>
          <table:table-cell table:style-name="ce64"/>
          <table:table-cell office:value-type="float" office:value="0" table:formula="of:=SUM([.E24:.P24])" table:style-name="ce45">
            <text:p>0</text:p>
          </table:table-cell>
          <table:table-cell table:style-name="ce67"/>
          <table:table-cell table:number-columns-repeated="10" table:style-name="ce54"/>
          <table:table-cell table:style-name="ce55"/>
          <table:table-cell table:style-name="ce16"/>
          <table:table-cell table:number-columns-repeated="16367"/>
        </table:table-row>
        <table:table-row table:style-name="ro1">
          <table:table-cell/>
          <table:table-cell office:value-type="string" table:style-name="ce18">
            <text:p>Para inserir mais tarefas, adicionar novas linhas acima desta linha</text:p>
          </table:table-cell>
          <table:table-cell table:number-columns-repeated="14" table:style-name="ce15"/>
          <table:table-cell table:style-name="ce16"/>
          <table:table-cell table:number-columns-repeated="16367"/>
        </table:table-row>
        <table:table-row table:style-name="ro1">
          <table:table-cell/>
          <table:table-cell table:style-name="ce16"/>
          <table:table-cell office:value-type="string" table:style-name="ce19">
            <text:p>Orçamento Total</text:p>
          </table:table-cell>
          <table:table-cell office:value-type="float" office:value="50000" table:formula="of:=SUM([.D13:.D24])" table:style-name="ce20">
            <text:p>50000</text:p>
          </table:table-cell>
          <table:table-cell office:value-type="float" office:value="5500" table:formula="of:=SUM([.E13:.E25])" table:style-name="ce21">
            <text:p>5500</text:p>
          </table:table-cell>
          <table:table-cell office:value-type="float" office:value="4000" table:formula="of:=SUM([.F13:.F25])" table:style-name="ce21">
            <text:p>4000</text:p>
          </table:table-cell>
          <table:table-cell office:value-type="float" office:value="8000" table:formula="of:=SUM([.G13:.G25])" table:style-name="ce21">
            <text:p>8000</text:p>
          </table:table-cell>
          <table:table-cell office:value-type="float" office:value="9500" table:formula="of:=SUM([.H13:.H25])" table:style-name="ce21">
            <text:p>9500</text:p>
          </table:table-cell>
          <table:table-cell office:value-type="float" office:value="7000" table:formula="of:=SUM([.I13:.I25])" table:style-name="ce21">
            <text:p>7000</text:p>
          </table:table-cell>
          <table:table-cell office:value-type="float" office:value="2500" table:formula="of:=SUM([.J13:.J25])" table:style-name="ce21">
            <text:p>2500</text:p>
          </table:table-cell>
          <table:table-cell office:value-type="float" office:value="4500" table:formula="of:=SUM([.K13:.K25])" table:style-name="ce21">
            <text:p>4500</text:p>
          </table:table-cell>
          <table:table-cell office:value-type="float" office:value="4000" table:formula="of:=SUM([.L13:.L25])" table:style-name="ce21">
            <text:p>4000</text:p>
          </table:table-cell>
          <table:table-cell office:value-type="float" office:value="3000" table:formula="of:=SUM([.M13:.M25])" table:style-name="ce21">
            <text:p>3000</text:p>
          </table:table-cell>
          <table:table-cell office:value-type="float" office:value="1750" table:formula="of:=SUM([.N13:.N25])" table:style-name="ce21">
            <text:p>1750</text:p>
          </table:table-cell>
          <table:table-cell office:value-type="float" office:value="250" table:formula="of:=SUM([.O13:.O25])" table:style-name="ce21">
            <text:p>250</text:p>
          </table:table-cell>
          <table:table-cell office:value-type="float" office:value="1500" table:formula="of:=SUM([.P13:.P25])" table:style-name="ce21">
            <text:p>1500</text:p>
          </table:table-cell>
          <table:table-cell table:style-name="ce16"/>
          <table:table-cell table:number-columns-repeated="16367"/>
        </table:table-row>
        <table:table-row table:style-name="ro1">
          <table:table-cell/>
          <table:table-cell table:style-name="ce16"/>
          <table:table-cell table:style-name="ce1"/>
          <table:table-cell office:value-type="string" table:style-name="ce19">
            <text:p>Planned Value acumulado (PV)</text:p>
          </table:table-cell>
          <table:table-cell office:value-type="float" office:value="5500" table:formula="of:=IF(ISBLANK([.E12]);NA();SUM([.$E26:.E26]))" table:style-name="ce22">
            <text:p>5500</text:p>
          </table:table-cell>
          <table:table-cell office:value-type="float" office:value="9500" table:formula="of:=IF(ISBLANK([.F12]);NA();SUM([.$E26:.F26]))" table:style-name="ce22">
            <text:p>9500</text:p>
          </table:table-cell>
          <table:table-cell office:value-type="float" office:value="17500" table:formula="of:=IF(ISBLANK([.G12]);NA();SUM([.$E26:.G26]))" table:style-name="ce22">
            <text:p>17500</text:p>
          </table:table-cell>
          <table:table-cell office:value-type="float" office:value="27000" table:formula="of:=IF(ISBLANK([.H12]);NA();SUM([.$E26:.H26]))" table:style-name="ce22">
            <text:p>27000</text:p>
          </table:table-cell>
          <table:table-cell office:value-type="float" office:value="34000" table:formula="of:=IF(ISBLANK([.I12]);NA();SUM([.$E26:.I26]))" table:style-name="ce22">
            <text:p>34000</text:p>
          </table:table-cell>
          <table:table-cell office:value-type="float" office:value="36500" table:formula="of:=IF(ISBLANK([.J12]);NA();SUM([.$E26:.J26]))" table:style-name="ce22">
            <text:p>36500</text:p>
          </table:table-cell>
          <table:table-cell office:value-type="float" office:value="41000" table:formula="of:=IF(ISBLANK([.K12]);NA();SUM([.$E26:.K26]))" table:style-name="ce22">
            <text:p>41000</text:p>
          </table:table-cell>
          <table:table-cell office:value-type="float" office:value="45000" table:formula="of:=IF(ISBLANK([.L12]);NA();SUM([.$E26:.L26]))" table:style-name="ce22">
            <text:p>45000</text:p>
          </table:table-cell>
          <table:table-cell office:value-type="float" office:value="48000" table:formula="of:=IF(ISBLANK([.M12]);NA();SUM([.$E26:.M26]))" table:style-name="ce22">
            <text:p>48000</text:p>
          </table:table-cell>
          <table:table-cell office:value-type="float" office:value="49750" table:formula="of:=IF(ISBLANK([.N12]);NA();SUM([.$E26:.N26]))" table:style-name="ce22">
            <text:p>49750</text:p>
          </table:table-cell>
          <table:table-cell office:value-type="float" office:value="50000" table:formula="of:=IF(ISBLANK([.O12]);NA();SUM([.$E26:.O26]))" table:style-name="ce22">
            <text:p>50000</text:p>
          </table:table-cell>
          <table:table-cell office:value-type="float" office:value="51500" table:formula="of:=IF(ISBLANK([.P12]);NA();SUM([.$E26:.P26]))" table:style-name="ce22">
            <text:p>51500</text:p>
          </table:table-cell>
          <table:table-cell table:style-name="ce16"/>
          <table:table-cell table:number-columns-repeated="16367"/>
        </table:table-row>
        <table:table-row table:style-name="ro1">
          <table:table-cell/>
          <table:table-cell table:number-columns-repeated="16" table:style-name="ce16"/>
          <table:table-cell table:number-columns-repeated="16367"/>
        </table:table-row>
        <table:table-row table:style-name="ro3">
          <table:table-cell/>
          <table:table-cell office:value-type="string" table:style-name="ce23">
            <text:p>Actual Cost e Earned Value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2" table:style-name="ce16"/>
          <table:table-cell office:value-type="string" table:style-name="ce24">
            <text:p>Actual costs acumulados (AC)</text:p>
          </table:table-cell>
          <table:table-cell office:value-type="float" office:value="800" table:formula="of:=[AC.D22]" table:style-name="ce17">
            <text:p>800</text:p>
          </table:table-cell>
          <table:table-cell office:value-type="float" office:value="800" table:formula="of:=[AC.E22]" table:style-name="ce17">
            <text:p>800</text:p>
          </table:table-cell>
          <table:table-cell office:value-type="float" office:value="800" table:formula="of:=[AC.F22]" table:style-name="ce17">
            <text:p>800</text:p>
          </table:table-cell>
          <table:table-cell office:value-type="float" office:value="800" table:formula="of:=[AC.G22]" table:style-name="ce17">
            <text:p>800</text:p>
          </table:table-cell>
          <table:table-cell office:value-type="float" office:value="800" table:formula="of:=[AC.H22]" table:style-name="ce17">
            <text:p>800</text:p>
          </table:table-cell>
          <table:table-cell office:value-type="float" office:value="800" table:formula="of:=[AC.I22]" table:style-name="ce17">
            <text:p>800</text:p>
          </table:table-cell>
          <table:table-cell office:value-type="float" office:value="800" table:formula="of:=[AC.J22]" table:style-name="ce17">
            <text:p>800</text:p>
          </table:table-cell>
          <table:table-cell table:number-columns-repeated="5" table:style-name="ce17"/>
          <table:table-cell table:style-name="ce16"/>
          <table:table-cell table:number-columns-repeated="16367"/>
        </table:table-row>
        <table:table-row table:style-name="ro1">
          <table:table-cell/>
          <table:table-cell table:number-columns-repeated="2" table:style-name="ce16"/>
          <table:table-cell office:value-type="string" table:style-name="ce24">
            <text:p>Earned Value acumulado (EV)</text:p>
          </table:table-cell>
          <table:table-cell office:value-type="float" office:value="525" table:formula="of:=[EV.D20]" table:style-name="ce17">
            <text:p>525</text:p>
          </table:table-cell>
          <table:table-cell office:value-type="float" office:value="5500" table:formula="of:=[EV.E20]" table:style-name="ce17">
            <text:p>5500</text:p>
          </table:table-cell>
          <table:table-cell office:value-type="float" office:value="9750" table:formula="of:=[EV.F20]" table:style-name="ce17">
            <text:p>9750</text:p>
          </table:table-cell>
          <table:table-cell office:value-type="float" office:value="15300" table:formula="of:=[EV.G20]" table:style-name="ce17">
            <text:p>15300</text:p>
          </table:table-cell>
          <table:table-cell office:value-type="float" office:value="21250" table:formula="of:=[EV.H20]" table:style-name="ce17">
            <text:p>21250</text:p>
          </table:table-cell>
          <table:table-cell office:value-type="float" office:value="36100" table:formula="of:=[EV.I20]" table:style-name="ce17">
            <text:p>36100</text:p>
          </table:table-cell>
          <table:table-cell office:value-type="float" office:value="45050" table:formula="of:=[EV.J20]" table:style-name="ce17">
            <text:p>45050</text:p>
          </table:table-cell>
          <table:table-cell table:number-columns-repeated="5" table:style-name="ce17"/>
          <table:table-cell table:style-name="ce16"/>
          <table:table-cell table:number-columns-repeated="16367"/>
        </table:table-row>
        <table:table-row table:style-name="ro1">
          <table:table-cell/>
          <table:table-cell table:number-columns-repeated="16" table:style-name="ce16"/>
          <table:table-cell table:number-columns-repeated="16367"/>
        </table:table-row>
        <table:table-row table:style-name="ro3">
          <table:table-cell/>
          <table:table-cell office:value-type="string" table:style-name="ce23">
            <text:p>Metricas de performande do projeto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Cost variance (CV= EV - AC)</text:p>
          </table:table-cell>
          <table:table-cell office:value-type="float" office:value="-275" table:formula="of:=IF(AND(ISBLANK([.E30]);ISBLANK([.E31]));&quot; - &quot;;[.E31]-[.E30])" table:style-name="ce81">
            <text:p>-275</text:p>
          </table:table-cell>
          <table:table-cell office:value-type="float" office:value="4700" table:formula="of:=IF(AND(ISBLANK([.F30]);ISBLANK([.F31]));&quot; - &quot;;[.F31]-[.F30])" table:style-name="ce81">
            <text:p>4700</text:p>
          </table:table-cell>
          <table:table-cell office:value-type="float" office:value="8950" table:formula="of:=IF(AND(ISBLANK([.G30]);ISBLANK([.G31]));&quot; - &quot;;[.G31]-[.G30])" table:style-name="ce81">
            <text:p>8950</text:p>
          </table:table-cell>
          <table:table-cell office:value-type="float" office:value="14500" table:formula="of:=IF(AND(ISBLANK([.H30]);ISBLANK([.H31]));&quot; - &quot;;[.H31]-[.H30])" table:style-name="ce81">
            <text:p>14500</text:p>
          </table:table-cell>
          <table:table-cell office:value-type="float" office:value="20450" table:formula="of:=IF(AND(ISBLANK([.I30]);ISBLANK([.I31]));&quot; - &quot;;[.I31]-[.I30])" table:style-name="ce81">
            <text:p>20450</text:p>
          </table:table-cell>
          <table:table-cell office:value-type="float" office:value="35300" table:formula="of:=IF(AND(ISBLANK([.J30]);ISBLANK([.J31]));&quot; - &quot;;[.J31]-[.J30])" table:style-name="ce81">
            <text:p>35300</text:p>
          </table:table-cell>
          <table:table-cell office:value-type="float" office:value="44250" table:formula="of:=IF(AND(ISBLANK([.K30]);ISBLANK([.K31]));&quot; - &quot;;[.K31]-[.K30])" table:style-name="ce81">
            <text:p>44250</text:p>
          </table:table-cell>
          <table:table-cell office:value-type="string" office:string-value=" - " table:formula="of:=IF(AND(ISBLANK([.L30]);ISBLANK([.L31]));&quot; - &quot;;[.L31]-[.L30])" table:style-name="ce81">
            <text:p><text:s/>-<text:s/></text:p>
          </table:table-cell>
          <table:table-cell office:value-type="string" office:string-value=" - " table:formula="of:=IF(AND(ISBLANK([.M30]);ISBLANK([.M31]));&quot; - &quot;;[.M31]-[.M30])" table:style-name="ce81">
            <text:p><text:s/>-<text:s/></text:p>
          </table:table-cell>
          <table:table-cell office:value-type="string" office:string-value=" - " table:formula="of:=IF(AND(ISBLANK([.N30]);ISBLANK([.N31]));&quot; - &quot;;[.N31]-[.N30])" table:style-name="ce81">
            <text:p><text:s/>-<text:s/></text:p>
          </table:table-cell>
          <table:table-cell office:value-type="string" office:string-value=" - " table:formula="of:=IF(AND(ISBLANK([.O30]);ISBLANK([.O31]));&quot; - &quot;;[.O31]-[.O30])" table:style-name="ce81">
            <text:p><text:s/>-<text:s/></text:p>
          </table:table-cell>
          <table:table-cell office:value-type="string" office:string-value=" - " table:formula="of:=IF(AND(ISBLANK([.P30]);ISBLANK([.P31]));&quot; - &quot;;[.P31]-[.P30])" table:style-name="ce81">
            <text:p><text:s/>-<text:s/>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Schedule Variance <text:s/>(SV = EV - PV)</text:p>
          </table:table-cell>
          <table:table-cell office:value-type="float" office:value="-4975" table:formula="of:=IF(AND(ISBLANK([.E30]);ISBLANK([.E31]));&quot; - &quot;;[.E31]-[.E27])" table:style-name="ce81">
            <text:p>-4975</text:p>
          </table:table-cell>
          <table:table-cell office:value-type="float" office:value="-4000" table:formula="of:=IF(AND(ISBLANK([.F30]);ISBLANK([.F31]));&quot; - &quot;;[.F31]-[.F27])" table:style-name="ce81">
            <text:p>-4000</text:p>
          </table:table-cell>
          <table:table-cell office:value-type="float" office:value="-7750" table:formula="of:=IF(AND(ISBLANK([.G30]);ISBLANK([.G31]));&quot; - &quot;;[.G31]-[.G27])" table:style-name="ce81">
            <text:p>-7750</text:p>
          </table:table-cell>
          <table:table-cell office:value-type="float" office:value="-11700" table:formula="of:=IF(AND(ISBLANK([.H30]);ISBLANK([.H31]));&quot; - &quot;;[.H31]-[.H27])" table:style-name="ce81">
            <text:p>-11700</text:p>
          </table:table-cell>
          <table:table-cell office:value-type="float" office:value="-12750" table:formula="of:=IF(AND(ISBLANK([.I30]);ISBLANK([.I31]));&quot; - &quot;;[.I31]-[.I27])" table:style-name="ce81">
            <text:p>-12750</text:p>
          </table:table-cell>
          <table:table-cell office:value-type="float" office:value="-400" table:formula="of:=IF(AND(ISBLANK([.J30]);ISBLANK([.J31]));&quot; - &quot;;[.J31]-[.J27])" table:style-name="ce81">
            <text:p>-400</text:p>
          </table:table-cell>
          <table:table-cell office:value-type="float" office:value="4050" table:formula="of:=IF(AND(ISBLANK([.K30]);ISBLANK([.K31]));&quot; - &quot;;[.K31]-[.K27])" table:style-name="ce81">
            <text:p>4050</text:p>
          </table:table-cell>
          <table:table-cell office:value-type="string" office:string-value=" - " table:formula="of:=IF(AND(ISBLANK([.L30]);ISBLANK([.L31]));&quot; - &quot;;[.L31]-[.L27])" table:style-name="ce81">
            <text:p><text:s/>-<text:s/></text:p>
          </table:table-cell>
          <table:table-cell office:value-type="string" office:string-value=" - " table:formula="of:=IF(AND(ISBLANK([.M30]);ISBLANK([.M31]));&quot; - &quot;;[.M31]-[.M27])" table:style-name="ce81">
            <text:p><text:s/>-<text:s/></text:p>
          </table:table-cell>
          <table:table-cell office:value-type="string" office:string-value=" - " table:formula="of:=IF(AND(ISBLANK([.N30]);ISBLANK([.N31]));&quot; - &quot;;[.N31]-[.N27])" table:style-name="ce81">
            <text:p><text:s/>-<text:s/></text:p>
          </table:table-cell>
          <table:table-cell office:value-type="string" office:string-value=" - " table:formula="of:=IF(AND(ISBLANK([.O30]);ISBLANK([.O31]));&quot; - &quot;;[.O31]-[.O27])" table:style-name="ce81">
            <text:p><text:s/>-<text:s/></text:p>
          </table:table-cell>
          <table:table-cell office:value-type="string" office:string-value=" - " table:formula="of:=IF(AND(ISBLANK([.P30]);ISBLANK([.P31]));&quot; - &quot;;[.P31]-[.P27])" table:style-name="ce81">
            <text:p><text:s/>-<text:s/>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Cost Performance Index (CPI = EV/AC)</text:p>
          </table:table-cell>
          <table:table-cell office:value-type="float" office:value="0.65625" table:formula="of:=IF(AND(ISBLANK([.E30]);ISBLANK([.E31]));&quot; - &quot;;[.E31]/[.E30])" table:style-name="ce82">
            <text:p>0,66</text:p>
          </table:table-cell>
          <table:table-cell office:value-type="float" office:value="6.875" table:formula="of:=IF(AND(ISBLANK([.F30]);ISBLANK([.F31]));&quot; - &quot;;[.F31]/[.F30])" table:style-name="ce82">
            <text:p>6,88</text:p>
          </table:table-cell>
          <table:table-cell office:value-type="float" office:value="12.1875" table:formula="of:=IF(AND(ISBLANK([.G30]);ISBLANK([.G31]));&quot; - &quot;;[.G31]/[.G30])" table:style-name="ce82">
            <text:p>12,19</text:p>
          </table:table-cell>
          <table:table-cell office:value-type="float" office:value="19.125" table:formula="of:=IF(AND(ISBLANK([.H30]);ISBLANK([.H31]));&quot; - &quot;;[.H31]/[.H30])" table:style-name="ce82">
            <text:p>19,13</text:p>
          </table:table-cell>
          <table:table-cell office:value-type="float" office:value="26.5625" table:formula="of:=IF(AND(ISBLANK([.I30]);ISBLANK([.I31]));&quot; - &quot;;[.I31]/[.I30])" table:style-name="ce82">
            <text:p>26,56</text:p>
          </table:table-cell>
          <table:table-cell office:value-type="float" office:value="45.125" table:formula="of:=IF(AND(ISBLANK([.J30]);ISBLANK([.J31]));&quot; - &quot;;[.J31]/[.J30])" table:style-name="ce82">
            <text:p>45,13</text:p>
          </table:table-cell>
          <table:table-cell office:value-type="float" office:value="56.3125" table:formula="of:=IF(AND(ISBLANK([.K30]);ISBLANK([.K31]));&quot; - &quot;;[.K31]/[.K30])" table:style-name="ce82">
            <text:p>56,31</text:p>
          </table:table-cell>
          <table:table-cell office:value-type="string" office:string-value=" - " table:formula="of:=IF(AND(ISBLANK([.L30]);ISBLANK([.L31]));&quot; - &quot;;[.L31]/[.L30])" table:style-name="ce82">
            <text:p><text:s/>-<text:s/></text:p>
          </table:table-cell>
          <table:table-cell office:value-type="string" office:string-value=" - " table:formula="of:=IF(AND(ISBLANK([.M30]);ISBLANK([.M31]));&quot; - &quot;;[.M31]/[.M30])" table:style-name="ce82">
            <text:p><text:s/>-<text:s/></text:p>
          </table:table-cell>
          <table:table-cell office:value-type="string" office:string-value=" - " table:formula="of:=IF(AND(ISBLANK([.N30]);ISBLANK([.N31]));&quot; - &quot;;[.N31]/[.N30])" table:style-name="ce82">
            <text:p><text:s/>-<text:s/></text:p>
          </table:table-cell>
          <table:table-cell office:value-type="string" office:string-value=" - " table:formula="of:=IF(AND(ISBLANK([.O30]);ISBLANK([.O31]));&quot; - &quot;;[.O31]/[.O30])" table:style-name="ce82">
            <text:p><text:s/>-<text:s/></text:p>
          </table:table-cell>
          <table:table-cell office:value-type="string" office:string-value=" - " table:formula="of:=IF(AND(ISBLANK([.P30]);ISBLANK([.P31]));&quot; - &quot;;[.P31]/[.P30])" table:style-name="ce82">
            <text:p><text:s/>-<text:s/>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Schedule Performance Index (SPI = EV/PV)</text:p>
          </table:table-cell>
          <table:table-cell office:value-type="float" office:value="9.5454545454545459E-2" table:formula="of:=IF(AND(ISBLANK([.E30]);ISBLANK([.E31]));&quot; - &quot;;[.E31]/[.E27])" table:style-name="ce82">
            <text:p>0,10</text:p>
          </table:table-cell>
          <table:table-cell office:value-type="float" office:value="0.57894736842105265" table:formula="of:=IF(AND(ISBLANK([.F30]);ISBLANK([.F31]));&quot; - &quot;;[.F31]/[.F27])" table:style-name="ce82">
            <text:p>0,58</text:p>
          </table:table-cell>
          <table:table-cell office:value-type="float" office:value="0.55714285714285716" table:formula="of:=IF(AND(ISBLANK([.G30]);ISBLANK([.G31]));&quot; - &quot;;[.G31]/[.G27])" table:style-name="ce82">
            <text:p>0,56</text:p>
          </table:table-cell>
          <table:table-cell office:value-type="float" office:value="0.56666666666666665" table:formula="of:=IF(AND(ISBLANK([.H30]);ISBLANK([.H31]));&quot; - &quot;;[.H31]/[.H27])" table:style-name="ce82">
            <text:p>0,57</text:p>
          </table:table-cell>
          <table:table-cell office:value-type="float" office:value="0.625" table:formula="of:=IF(AND(ISBLANK([.I30]);ISBLANK([.I31]));&quot; - &quot;;[.I31]/[.I27])" table:style-name="ce82">
            <text:p>0,63</text:p>
          </table:table-cell>
          <table:table-cell office:value-type="float" office:value="0.989041095890411" table:formula="of:=IF(AND(ISBLANK([.J30]);ISBLANK([.J31]));&quot; - &quot;;[.J31]/[.J27])" table:style-name="ce82">
            <text:p>0,99</text:p>
          </table:table-cell>
          <table:table-cell office:value-type="float" office:value="1.0987804878048781" table:formula="of:=IF(AND(ISBLANK([.K30]);ISBLANK([.K31]));&quot; - &quot;;[.K31]/[.K27])" table:style-name="ce82">
            <text:p>1,10</text:p>
          </table:table-cell>
          <table:table-cell office:value-type="string" office:string-value=" - " table:formula="of:=IF(AND(ISBLANK([.L30]);ISBLANK([.L31]));&quot; - &quot;;[.L31]/[.L27])" table:style-name="ce82">
            <text:p><text:s/>-<text:s/></text:p>
          </table:table-cell>
          <table:table-cell office:value-type="string" office:string-value=" - " table:formula="of:=IF(AND(ISBLANK([.M30]);ISBLANK([.M31]));&quot; - &quot;;[.M31]/[.M27])" table:style-name="ce82">
            <text:p><text:s/>-<text:s/></text:p>
          </table:table-cell>
          <table:table-cell office:value-type="string" office:string-value=" - " table:formula="of:=IF(AND(ISBLANK([.N30]);ISBLANK([.N31]));&quot; - &quot;;[.N31]/[.N27])" table:style-name="ce82">
            <text:p><text:s/>-<text:s/></text:p>
          </table:table-cell>
          <table:table-cell office:value-type="string" office:string-value=" - " table:formula="of:=IF(AND(ISBLANK([.O30]);ISBLANK([.O31]));&quot; - &quot;;[.O31]/[.O27])" table:style-name="ce82">
            <text:p><text:s/>-<text:s/></text:p>
          </table:table-cell>
          <table:table-cell office:value-type="string" office:string-value=" - " table:formula="of:=IF(AND(ISBLANK([.P30]);ISBLANK([.P31]));&quot; - &quot;;[.P31]/[.P27])" table:style-name="ce82">
            <text:p><text:s/>-<text:s/>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Estimate at Completion (EAC)</text:p>
          </table:table-cell>
          <table:table-cell office:value-type="float" office:value="76190.476190476184" table:formula="of:=IF(AND(ISBLANK([.E30]);ISBLANK([.E31]));&quot; - &quot;;[.$D$26]/[.E36])" table:style-name="ce28">
            <text:p>76190</text:p>
          </table:table-cell>
          <table:table-cell office:value-type="float" office:value="7272.727272727273" table:formula="of:=IF(AND(ISBLANK([.F30]);ISBLANK([.F31]));&quot; - &quot;;[.$D$26]/[.F36])" table:style-name="ce28">
            <text:p>7273</text:p>
          </table:table-cell>
          <table:table-cell office:value-type="float" office:value="4102.5641025641025" table:formula="of:=IF(AND(ISBLANK([.G30]);ISBLANK([.G31]));&quot; - &quot;;[.$D$26]/[.G36])" table:style-name="ce28">
            <text:p>4103</text:p>
          </table:table-cell>
          <table:table-cell office:value-type="float" office:value="2614.3790849673201" table:formula="of:=IF(AND(ISBLANK([.H30]);ISBLANK([.H31]));&quot; - &quot;;[.$D$26]/[.H36])" table:style-name="ce28">
            <text:p>2614</text:p>
          </table:table-cell>
          <table:table-cell office:value-type="float" office:value="1882.3529411764705" table:formula="of:=IF(AND(ISBLANK([.I30]);ISBLANK([.I31]));&quot; - &quot;;[.$D$26]/[.I36])" table:style-name="ce28">
            <text:p>1882</text:p>
          </table:table-cell>
          <table:table-cell office:value-type="float" office:value="1108.03324099723" table:formula="of:=IF(AND(ISBLANK([.J30]);ISBLANK([.J31]));&quot; - &quot;;[.$D$26]/[.J36])" table:style-name="ce28">
            <text:p>1108</text:p>
          </table:table-cell>
          <table:table-cell office:value-type="float" office:value="887.90233074361822" table:formula="of:=IF(AND(ISBLANK([.K30]);ISBLANK([.K31]));&quot; - &quot;;[.$D$26]/[.K36])" table:style-name="ce28">
            <text:p>888</text:p>
          </table:table-cell>
          <table:table-cell office:value-type="string" office:string-value=" - " table:formula="of:=IF(AND(ISBLANK([.L30]);ISBLANK([.L31]));&quot; - &quot;;[.$D$26]/[.L36])" table:style-name="ce28">
            <text:p><text:s/>-<text:s/></text:p>
          </table:table-cell>
          <table:table-cell office:value-type="string" office:string-value=" - " table:formula="of:=IF(AND(ISBLANK([.M30]);ISBLANK([.M31]));&quot; - &quot;;[.$D$26]/[.M36])" table:style-name="ce28">
            <text:p><text:s/>-<text:s/></text:p>
          </table:table-cell>
          <table:table-cell office:value-type="string" office:string-value=" - " table:formula="of:=IF(AND(ISBLANK([.N30]);ISBLANK([.N31]));&quot; - &quot;;[.$D$26]/[.N36])" table:style-name="ce28">
            <text:p><text:s/>-<text:s/></text:p>
          </table:table-cell>
          <table:table-cell office:value-type="string" office:string-value=" - " table:formula="of:=IF(AND(ISBLANK([.O30]);ISBLANK([.O31]));&quot; - &quot;;[.$D$26]/[.O36])" table:style-name="ce28">
            <text:p><text:s/>-<text:s/></text:p>
          </table:table-cell>
          <table:table-cell office:value-type="string" office:string-value=" - " table:formula="of:=IF(AND(ISBLANK([.P30]);ISBLANK([.P31]));&quot; - &quot;;[.$D$26]/[.P36])" table:style-name="ce28">
            <text:p><text:s/>-<text:s/></text:p>
          </table:table-cell>
          <table:table-cell table:number-columns-repeated="16368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Print_Area" table:cell-range-address="Relatório.$B$3:Relatório.$P$38" table:base-cell-address="Relatório.$A$1"/>
        </table:named-expressions>
      </table:table>
      <table:table table:name="EV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1007" table:default-cell-style-name="ce1"/>
        <table:table-column table:style-name="co1" table:number-columns-repeated="15360" table:default-cell-style-name="ce1"/>
        <table:table-row table:style-name="ro2">
          <table:table-cell office:value-type="string" table:style-name="ce31">
            <text:p>Earned Value</text:p>
          </table:table-cell>
          <table:table-cell table:number-columns-repeated="16383" table:style-name="ce1"/>
        </table:table-row>
        <table:table-row table:style-name="ro3">
          <table:table-cell table:style-name="ce5"/>
          <table:table-cell table:number-columns-repeated="6" table:style-name="ce3"/>
          <table:table-cell table:number-columns-repeated="16377" table:style-name="ce1"/>
        </table:table-row>
        <table:table-row table:style-name="ro2">
          <table:table-cell office:value-type="string" table:style-name="ce2">
            <text:p>[Nome Projeto]</text:p>
          </table:table-cell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office:value-type="string" table:style-name="ce4">
            <text:p>[Nome Empresa / Logo]</text:p>
          </table:table-cell>
          <table:table-cell table:number-columns-repeated="16369"/>
        </table:table-row>
        <table:table-row table:style-name="ro2">
          <table:table-cell table:style-name="ce2"/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table:style-name="ce4"/>
          <table:table-cell table:number-columns-repeated="16369"/>
        </table:table-row>
        <table:table-row table:style-name="ro5">
          <table:table-cell office:value-type="string" table:style-name="ce5">
            <text:p>Earned Value (VA) acumulado</text:p>
          </table:table-cell>
          <table:table-cell table:number-columns-repeated="2" table:style-name="ce3"/>
          <table:table-cell table:style-name="ce9"/>
          <table:table-cell table:number-columns-repeated="3" table:style-name="ce3"/>
          <table:table-cell table:number-columns-repeated="7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10">
            <office:annotation draw:style-name="a1" svg:x="0.666666666666667in" svg:y="1.19791666666667in" svg:width="1.40625in" svg:height="0.6875in">
              <dc:creator/>
              <text:p><text:span text:style-name="T2">Estrutura Analitica do<text:s/></text:span><text:span text:style-name="T2">projeto(EAP) /</text:span><text:span text:style-name="T2"/></text:p>
              <text:p><text:span text:style-name="T2">Work Breakdown<text:s/></text:span><text:span text:style-name="T2">Structure (WBS)</text:span></text:p>
            </office:annotation>
            <text:p>WBS</text:p>
          </table:table-cell>
          <table:table-cell office:value-type="string" table:style-name="ce11">
            <text:p>Nome</text:p>
          </table:table-cell>
          <table:table-cell table:style-name="ce12"/>
          <table:table-cell office:value-type="string" table:style-name="ce13">
            <text:p>Semana 1</text:p>
          </table:table-cell>
          <table:table-cell office:value-type="string" table:style-name="ce13">
            <text:p>Semana 2</text:p>
          </table:table-cell>
          <table:table-cell office:value-type="string" table:style-name="ce13">
            <text:p>Semana 3</text:p>
          </table:table-cell>
          <table:table-cell office:value-type="string" table:style-name="ce13">
            <text:p>Semana 4</text:p>
          </table:table-cell>
          <table:table-cell office:value-type="string" table:style-name="ce13">
            <text:p>Semana 5</text:p>
          </table:table-cell>
          <table:table-cell office:value-type="string" table:style-name="ce13">
            <text:p>Semana 6</text:p>
          </table:table-cell>
          <table:table-cell office:value-type="string" table:style-name="ce13">
            <text:p>Semana 7</text:p>
          </table:table-cell>
          <table:table-cell office:value-type="string" table:style-name="ce13">
            <text:p>Semana 8</text:p>
          </table:table-cell>
          <table:table-cell office:value-type="string" table:style-name="ce13">
            <text:p>Semana 9</text:p>
          </table:table-cell>
          <table:table-cell office:value-type="string" table:style-name="ce13">
            <text:p>Semana 10</text:p>
          </table:table-cell>
          <table:table-cell office:value-type="string" table:style-name="ce13">
            <text:p>Semana 11</text:p>
          </table:table-cell>
          <table:table-cell office:value-type="string" table:style-name="ce13">
            <text:p>Semana 12</text:p>
          </table:table-cell>
          <table:table-cell table:number-columns-repeated="16369"/>
        </table:table-row>
        <table:table-row table:style-name="ro1">
          <table:table-cell office:value-type="string" office:string-value="1.1" table:formula="of:=IF(ISBLANK([Relatório.B13]);&quot; - &quot;;[Relatório.B13])" table:style-name="ce32">
            <text:p>1.1</text:p>
          </table:table-cell>
          <table:table-cell office:value-type="string" office:string-value="Gerenciamento Turma" table:formula="of:=IF(ISBLANK([Relatório.C13]);&quot; - &quot;;[Relatório.C13])" table:style-name="ce1">
            <text:p>Gerenciamento Turma</text:p>
          </table:table-cell>
          <table:table-cell office:value-type="float" office:value="3500" table:formula="of:=[Relatório.D13]" table:style-name="ce1">
            <text:p>3500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5" table:style-name="ce33">
            <text:p>5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1.2" table:formula="of:=IF(ISBLANK([Relatório.B14]);&quot; - &quot;;[Relatório.B14])" table:style-name="ce32">
            <text:p>1.2</text:p>
          </table:table-cell>
          <table:table-cell office:value-type="string" office:string-value="Login e Autenticação" table:formula="of:=IF(ISBLANK([Relatório.C15]);&quot; - &quot;;[Relatório.C15])" table:style-name="ce1">
            <text:p>Login e Autenticação</text:p>
          </table:table-cell>
          <table:table-cell office:value-type="float" office:value="15000" table:formula="of:=[Relatório.D14]" table:style-name="ce1">
            <text:p>15000</text:p>
          </table:table-cell>
          <table:table-cell table:style-name="ce33"/>
          <table:table-cell office:value-type="percentage" office:value="0.25" table:style-name="ce33">
            <text:p>25%</text:p>
          </table:table-cell>
          <table:table-cell office:value-type="percentage" office:value="0.3" table:style-name="ce33">
            <text:p>30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9" table:style-name="ce33">
            <text:p>90%</text:p>
          </table:table-cell>
          <table:table-cell office:value-type="percentage" office:value="1" table:style-name="ce33">
            <text:p>100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1.3" table:formula="of:=IF(ISBLANK([Relatório.B15]);&quot; - &quot;;[Relatório.B15])" table:style-name="ce32">
            <text:p>1.3</text:p>
          </table:table-cell>
          <table:table-cell office:value-type="float" office:value="0" table:formula="of:=IF(ISBLANK([Relatório.#REF!]);&quot; - &quot;;[Relatório.#REF!])" table:style-name="ce1">
            <text:p>#REF!</text:p>
          </table:table-cell>
          <table:table-cell office:value-type="float" office:value="7000" table:formula="of:=[Relatório.D15]" table:style-name="ce1">
            <text:p>7000</text:p>
          </table:table-cell>
          <table:table-cell table:number-columns-repeated="2" table:style-name="ce33"/>
          <table:table-cell office:value-type="percentage" office:value="0.25" table:style-name="ce33">
            <text:p>25%</text:p>
          </table:table-cell>
          <table:table-cell office:value-type="percentage" office:value="0.4" table:style-name="ce33">
            <text:p>40%</text:p>
          </table:table-cell>
          <table:table-cell office:value-type="percentage" office:value="0.5" table:style-name="ce33">
            <text:p>5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1.4" table:formula="of:=IF(ISBLANK([Relatório.B16]);&quot; - &quot;;[Relatório.B16])" table:style-name="ce32">
            <text:p>1.4</text:p>
          </table:table-cell>
          <table:table-cell office:value-type="string" office:string-value="Gerenciamento de Arquivos" table:formula="of:=IF(ISBLANK([Relatório.C16]);&quot; - &quot;;[Relatório.C16])" table:style-name="ce1">
            <text:p>Gerenciamento de Arquivos</text:p>
          </table:table-cell>
          <table:table-cell office:value-type="float" office:value="12000" table:formula="of:=[Relatório.D16]" table:style-name="ce1">
            <text:p>12000</text:p>
          </table:table-cell>
          <table:table-cell table:number-columns-repeated="4" table:style-name="ce33"/>
          <table:table-cell office:value-type="percentage" office:value="0.25" table:style-name="ce33">
            <text:p>25%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9" table:style-name="ce33">
            <text:p>90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1.5" table:formula="of:=IF(ISBLANK([Relatório.B17]);&quot; - &quot;;[Relatório.B17])" table:style-name="ce32">
            <text:p>1.5</text:p>
          </table:table-cell>
          <table:table-cell office:value-type="string" office:string-value="Gerenciamento de conteúdo" table:formula="of:=IF(ISBLANK([Relatório.C17]);&quot; - &quot;;[Relatório.C17])" table:style-name="ce1">
            <text:p>Gerenciamento de conteúdo</text:p>
          </table:table-cell>
          <table:table-cell office:value-type="float" office:value="10000" table:formula="of:=[Relatório.D17]" table:style-name="ce1">
            <text:p>10000</text:p>
          </table:table-cell>
          <table:table-cell table:number-columns-repeated="5" table:style-name="ce33"/>
          <table:table-cell office:value-type="percentage" office:value="0.25" table:style-name="ce33">
            <text:p>25%</text:p>
          </table:table-cell>
          <table:table-cell office:value-type="percentage" office:value="0.75" table:style-name="ce33">
            <text:p>75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1.6" table:formula="of:=IF(ISBLANK([Relatório.B18]);&quot; - &quot;;[Relatório.B18])" table:style-name="ce32">
            <text:p>1.6</text:p>
          </table:table-cell>
          <table:table-cell office:value-type="string" office:string-value="Seção de Notas" table:formula="of:=IF(ISBLANK([Relatório.C18]);&quot; - &quot;;[Relatório.C18])" table:style-name="ce1">
            <text:p>Seção de Notas</text:p>
          </table:table-cell>
          <table:table-cell office:value-type="float" office:value="2500" table:formula="of:=[Relatório.D18]" table:style-name="ce1">
            <text:p>2500</text:p>
          </table:table-cell>
          <table:table-cell table:number-columns-repeated="6" table:style-name="ce33"/>
          <table:table-cell office:value-type="percentage" office:value="0.5" table:style-name="ce33">
            <text:p>50%</text:p>
          </table:table-cell>
          <table:table-cell table:number-columns-repeated="5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19]);&quot; - &quot;;[Relatório.B19])" table:style-name="ce32">
            <text:p><text:s/>-<text:s/></text:p>
          </table:table-cell>
          <table:table-cell office:value-type="string" office:string-value=" - " table:formula="of:=IF(ISBLANK([Relatório.C19]);&quot; - &quot;;[Relatório.C19])" table:style-name="ce1">
            <text:p><text:s/>-<text:s/></text:p>
          </table:table-cell>
          <table:table-cell office:value-type="float" office:value="0" table:formula="of:=[Relatório.D19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20]);&quot; - &quot;;[Relatório.B20])" table:style-name="ce32">
            <text:p><text:s/>-<text:s/></text:p>
          </table:table-cell>
          <table:table-cell office:value-type="string" office:string-value=" - " table:formula="of:=IF(ISBLANK([Relatório.C20]);&quot; - &quot;;[Relatório.C20])" table:style-name="ce1">
            <text:p><text:s/>-<text:s/></text:p>
          </table:table-cell>
          <table:table-cell office:value-type="float" office:value="0" table:formula="of:=[Relatório.D20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21]);&quot; - &quot;;[Relatório.B21])" table:style-name="ce32">
            <text:p><text:s/>-<text:s/></text:p>
          </table:table-cell>
          <table:table-cell office:value-type="string" office:string-value=" - " table:formula="of:=IF(ISBLANK([Relatório.C21]);&quot; - &quot;;[Relatório.C21])" table:style-name="ce1">
            <text:p><text:s/>-<text:s/></text:p>
          </table:table-cell>
          <table:table-cell office:value-type="float" office:value="0" table:formula="of:=[Relatório.D21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22]);&quot; - &quot;;[Relatório.B22])" table:style-name="ce32">
            <text:p><text:s/>-<text:s/></text:p>
          </table:table-cell>
          <table:table-cell office:value-type="string" office:string-value=" - " table:formula="of:=IF(ISBLANK([Relatório.C22]);&quot; - &quot;;[Relatório.C22])" table:style-name="ce1">
            <text:p><text:s/>-<text:s/></text:p>
          </table:table-cell>
          <table:table-cell office:value-type="float" office:value="0" table:formula="of:=[Relatório.D22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23]);&quot; - &quot;;[Relatório.B23])" table:style-name="ce32">
            <text:p><text:s/>-<text:s/></text:p>
          </table:table-cell>
          <table:table-cell office:value-type="string" office:string-value=" - " table:formula="of:=IF(ISBLANK([Relatório.C23]);&quot; - &quot;;[Relatório.C23])" table:style-name="ce1">
            <text:p><text:s/>-<text:s/></text:p>
          </table:table-cell>
          <table:table-cell office:value-type="float" office:value="0" table:formula="of:=[Relatório.D23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office:string-value=" - " table:formula="of:=IF(ISBLANK([Relatório.B24]);&quot; - &quot;;[Relatório.B24])" table:style-name="ce32">
            <text:p><text:s/>-<text:s/></text:p>
          </table:table-cell>
          <table:table-cell office:value-type="string" office:string-value=" - " table:formula="of:=IF(ISBLANK([Relatório.C24]);&quot; - &quot;;[Relatório.C24])" table:style-name="ce1">
            <text:p><text:s/>-<text:s/></text:p>
          </table:table-cell>
          <table:table-cell office:value-type="float" office:value="0" table:formula="of:=[Relatório.D24]" table:style-name="ce1">
            <text:p>0</text:p>
          </table:table-cell>
          <table:table-cell table:number-columns-repeated="12" table:style-name="ce33"/>
          <table:table-cell table:number-columns-repeated="16369"/>
        </table:table-row>
        <table:table-row table:style-name="ro1">
          <table:table-cell office:value-type="string" table:style-name="ce18">
            <text:p>Para inserir mais tarefas, adicionar novas linhas acima desta linha</text:p>
          </table:table-cell>
          <table:table-cell table:number-columns-repeated="14" table:style-name="ce15"/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34">
            <text:p>Earned Value acumulado</text:p>
          </table:table-cell>
          <table:table-cell office:value-type="float" office:value="525" table:formula="of:=SUMPRODUCT([.D7:.D19];[.$C$7:.$C$19])" table:style-name="ce35">
            <text:p>525</text:p>
          </table:table-cell>
          <table:table-cell office:value-type="float" office:value="5500" table:formula="of:=SUMPRODUCT([.E7:.E19];[.$C$7:.$C$19])" table:style-name="ce35">
            <text:p>5500</text:p>
          </table:table-cell>
          <table:table-cell office:value-type="float" office:value="9750" table:formula="of:=SUMPRODUCT([.F7:.F19];[.$C$7:.$C$19])" table:style-name="ce35">
            <text:p>9750</text:p>
          </table:table-cell>
          <table:table-cell office:value-type="float" office:value="15300" table:formula="of:=SUMPRODUCT([.G7:.G19];[.$C$7:.$C$19])" table:style-name="ce35">
            <text:p>15300</text:p>
          </table:table-cell>
          <table:table-cell office:value-type="float" office:value="21250" table:formula="of:=SUMPRODUCT([.H7:.H19];[.$C$7:.$C$19])" table:style-name="ce35">
            <text:p>21250</text:p>
          </table:table-cell>
          <table:table-cell office:value-type="float" office:value="36100" table:formula="of:=SUMPRODUCT([.I7:.I19];[.$C$7:.$C$19])" table:style-name="ce35">
            <text:p>36100</text:p>
          </table:table-cell>
          <table:table-cell office:value-type="float" office:value="45050" table:formula="of:=SUMPRODUCT([.J7:.J19];[.$C$7:.$C$19])" table:style-name="ce35">
            <text:p>45050</text:p>
          </table:table-cell>
          <table:table-cell office:value-type="float" office:value="0" table:formula="of:=SUMPRODUCT([.K7:.K19];[.$C$7:.$C$19])" table:style-name="ce35">
            <text:p>0</text:p>
          </table:table-cell>
          <table:table-cell office:value-type="float" office:value="0" table:formula="of:=SUMPRODUCT([.L7:.L19];[.$C$7:.$C$19])" table:style-name="ce35">
            <text:p>0</text:p>
          </table:table-cell>
          <table:table-cell office:value-type="float" office:value="0" table:formula="of:=SUMPRODUCT([.M7:.M19];[.$C$7:.$C$19])" table:style-name="ce35">
            <text:p>0</text:p>
          </table:table-cell>
          <table:table-cell office:value-type="float" office:value="0" table:formula="of:=SUMPRODUCT([.N7:.N19];[.$C$7:.$C$19])" table:style-name="ce35">
            <text:p>0</text:p>
          </table:table-cell>
          <table:table-cell office:value-type="float" office:value="0" table:formula="of:=SUMPRODUCT([.O7:.O19];[.$C$7:.$C$19])" table:style-name="ce35">
            <text:p>0</text:p>
          </table:table-cell>
          <table:table-cell table:number-columns-repeated="16369"/>
        </table:table-row>
        <table:table-row table:number-rows-repeated="1048556" table:style-name="ro6">
          <table:table-cell table:number-columns-repeated="16384"/>
        </table:table-row>
        <table:named-expressions>
          <table:named-range table:name="Print_Area" table:cell-range-address="EV.$A$2:EV.$O$2" table:base-cell-address="EV.$A$1"/>
        </table:named-expressions>
      </table:table>
      <table:table table:name="AC" table:style-name="ta1">
        <table:table-column table:style-name="co9" table:default-cell-style-name="ce1"/>
        <table:table-column table:style-name="co1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1007" table:default-cell-style-name="ce1"/>
        <table:table-column table:style-name="co1" table:number-columns-repeated="15360" table:default-cell-style-name="ce1"/>
        <table:table-row table:style-name="ro2">
          <table:table-cell office:value-type="string" table:style-name="ce31">
            <text:p>Custos Reais</text:p>
          </table:table-cell>
          <table:table-cell table:number-columns-repeated="16383" table:style-name="ce1"/>
        </table:table-row>
        <table:table-row table:style-name="ro3">
          <table:table-cell table:style-name="ce5"/>
          <table:table-cell table:number-columns-repeated="6" table:style-name="ce3"/>
          <table:table-cell table:number-columns-repeated="16377" table:style-name="ce1"/>
        </table:table-row>
        <table:table-row table:style-name="ro2">
          <table:table-cell office:value-type="string" table:style-name="ce2">
            <text:p>[Nome Projeto]</text:p>
          </table:table-cell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office:value-type="string" table:style-name="ce4">
            <text:p>[Nome Empresa / Logo]</text:p>
          </table:table-cell>
          <table:table-cell table:number-columns-repeated="16369"/>
        </table:table-row>
        <table:table-row table:style-name="ro2">
          <table:table-cell table:style-name="ce2"/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table:style-name="ce4"/>
          <table:table-cell table:number-columns-repeated="16369"/>
        </table:table-row>
        <table:table-row table:style-name="ro5">
          <table:table-cell office:value-type="string" table:style-name="ce5">
            <text:p>Actual costs</text:p>
          </table:table-cell>
          <table:table-cell table:number-columns-repeated="2" table:style-name="ce3"/>
          <table:table-cell table:style-name="ce9"/>
          <table:table-cell table:number-columns-repeated="3" table:style-name="ce3"/>
          <table:table-cell table:number-columns-repeated="7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10">
            <office:annotation draw:style-name="a2" svg:x="0.666666666666667in" svg:y="1.19791666666667in" svg:width="1.40625in" svg:height="0.6875in">
              <dc:creator/>
              <text:p><text:span text:style-name="T2">Estrutura Analitica do projeto(EAP) /</text:span><text:span text:style-name="T2"/></text:p>
              <text:p><text:span text:style-name="T2">Work Breakdown Structure (WBS)</text:span></text:p>
            </office:annotation>
            <text:p>WBS</text:p>
          </table:table-cell>
          <table:table-cell office:value-type="string" table:style-name="ce11">
            <text:p>Nome</text:p>
          </table:table-cell>
          <table:table-cell table:style-name="ce12"/>
          <table:table-cell office:value-type="string" table:style-name="ce13">
            <text:p>Semana 1</text:p>
          </table:table-cell>
          <table:table-cell office:value-type="string" table:style-name="ce13">
            <text:p>Semana 2</text:p>
          </table:table-cell>
          <table:table-cell office:value-type="string" table:style-name="ce13">
            <text:p>Semana 3</text:p>
          </table:table-cell>
          <table:table-cell office:value-type="string" table:style-name="ce13">
            <text:p>Semana 4</text:p>
          </table:table-cell>
          <table:table-cell office:value-type="string" table:style-name="ce13">
            <text:p>Semana 5</text:p>
          </table:table-cell>
          <table:table-cell office:value-type="string" table:style-name="ce13">
            <text:p>Semana 6</text:p>
          </table:table-cell>
          <table:table-cell office:value-type="string" table:style-name="ce13">
            <text:p>Semana 7</text:p>
          </table:table-cell>
          <table:table-cell office:value-type="string" table:style-name="ce13">
            <text:p>Semana 8</text:p>
          </table:table-cell>
          <table:table-cell office:value-type="string" table:style-name="ce13">
            <text:p>Semana 9</text:p>
          </table:table-cell>
          <table:table-cell office:value-type="string" table:style-name="ce13">
            <text:p>Semana 10</text:p>
          </table:table-cell>
          <table:table-cell office:value-type="string" table:style-name="ce13">
            <text:p>Semana 11</text:p>
          </table:table-cell>
          <table:table-cell office:value-type="string" table:style-name="ce13">
            <text:p>Semana 12</text:p>
          </table:table-cell>
          <table:table-cell table:number-columns-repeated="16369"/>
        </table:table-row>
        <table:table-row table:style-name="ro1">
          <table:table-cell office:value-type="string" office:string-value="1.1" table:formula="of:=IF(ISBLANK([Relatório.B13]);&quot; - &quot;;[Relatório.B13])" table:style-name="ce32">
            <text:p>1.1</text:p>
          </table:table-cell>
          <table:table-cell office:value-type="string" office:string-value="Gerenciamento Turma" table:formula="of:=IF(ISBLANK([Relatório.C13]);&quot; - &quot;;[Relatório.C13])" table:style-name="ce1">
            <text:p>Gerenciamento Turma</text:p>
          </table:table-cell>
          <table:table-cell table:style-name="ce1"/>
          <table:table-cell office:value-type="float" office:value="800" table:style-name="ce14">
            <text:p>800</text:p>
          </table:table-cell>
          <table:table-cell table:number-columns-repeated="11" table:style-name="ce14"/>
          <table:table-cell table:number-columns-repeated="16369"/>
        </table:table-row>
        <table:table-row table:style-name="ro1">
          <table:table-cell office:value-type="string" office:string-value="1.2" table:formula="of:=IF(ISBLANK([Relatório.B14]);&quot; - &quot;;[Relatório.B14])" table:style-name="ce32">
            <text:p>1.2</text:p>
          </table:table-cell>
          <table:table-cell office:value-type="string" office:string-value="Login e Autenticação" table:formula="of:=IF(ISBLANK([Relatório.C15]);&quot; - &quot;;[Relatório.C15])" table:style-name="ce1">
            <text:p>Login e Autenticação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1.3" table:formula="of:=IF(ISBLANK([Relatório.B15]);&quot; - &quot;;[Relatório.B15])" table:style-name="ce32">
            <text:p>1.3</text:p>
          </table:table-cell>
          <table:table-cell office:value-type="float" office:value="0" table:formula="of:=IF(ISBLANK([Relatório.#REF!]);&quot; - &quot;;[Relatório.#REF!])" table:style-name="ce1">
            <text:p>#REF!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1.4" table:formula="of:=IF(ISBLANK([Relatório.B16]);&quot; - &quot;;[Relatório.B16])" table:style-name="ce32">
            <text:p>1.4</text:p>
          </table:table-cell>
          <table:table-cell office:value-type="string" office:string-value="Gerenciamento de Arquivos" table:formula="of:=IF(ISBLANK([Relatório.C16]);&quot; - &quot;;[Relatório.C16])" table:style-name="ce1">
            <text:p>Gerenciamento de Arquivos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1.5" table:formula="of:=IF(ISBLANK([Relatório.B17]);&quot; - &quot;;[Relatório.B17])" table:style-name="ce32">
            <text:p>1.5</text:p>
          </table:table-cell>
          <table:table-cell office:value-type="string" office:string-value="Gerenciamento de conteúdo" table:formula="of:=IF(ISBLANK([Relatório.C17]);&quot; - &quot;;[Relatório.C17])" table:style-name="ce1">
            <text:p>Gerenciamento de conteúdo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1.6" table:formula="of:=IF(ISBLANK([Relatório.B18]);&quot; - &quot;;[Relatório.B18])" table:style-name="ce32">
            <text:p>1.6</text:p>
          </table:table-cell>
          <table:table-cell office:value-type="string" office:string-value="Seção de Notas" table:formula="of:=IF(ISBLANK([Relatório.C18]);&quot; - &quot;;[Relatório.C18])" table:style-name="ce1">
            <text:p>Seção de Notas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19]);&quot; - &quot;;[Relatório.B19])" table:style-name="ce32">
            <text:p><text:s/>-<text:s/></text:p>
          </table:table-cell>
          <table:table-cell office:value-type="string" office:string-value=" - " table:formula="of:=IF(ISBLANK([Relatório.C19]);&quot; - &quot;;[Relatório.C19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20]);&quot; - &quot;;[Relatório.B20])" table:style-name="ce32">
            <text:p><text:s/>-<text:s/></text:p>
          </table:table-cell>
          <table:table-cell office:value-type="string" office:string-value=" - " table:formula="of:=IF(ISBLANK([Relatório.C20]);&quot; - &quot;;[Relatório.C20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21]);&quot; - &quot;;[Relatório.B21])" table:style-name="ce32">
            <text:p><text:s/>-<text:s/></text:p>
          </table:table-cell>
          <table:table-cell office:value-type="string" office:string-value=" - " table:formula="of:=IF(ISBLANK([Relatório.C21]);&quot; - &quot;;[Relatório.C21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22]);&quot; - &quot;;[Relatório.B22])" table:style-name="ce32">
            <text:p><text:s/>-<text:s/></text:p>
          </table:table-cell>
          <table:table-cell office:value-type="string" office:string-value=" - " table:formula="of:=IF(ISBLANK([Relatório.C22]);&quot; - &quot;;[Relatório.C22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23]);&quot; - &quot;;[Relatório.B23])" table:style-name="ce32">
            <text:p><text:s/>-<text:s/></text:p>
          </table:table-cell>
          <table:table-cell office:value-type="string" office:string-value=" - " table:formula="of:=IF(ISBLANK([Relatório.C23]);&quot; - &quot;;[Relatório.C23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office:string-value=" - " table:formula="of:=IF(ISBLANK([Relatório.B24]);&quot; - &quot;;[Relatório.B24])" table:style-name="ce32">
            <text:p><text:s/>-<text:s/></text:p>
          </table:table-cell>
          <table:table-cell office:value-type="string" office:string-value=" - " table:formula="of:=IF(ISBLANK([Relatório.C24]);&quot; - &quot;;[Relatório.C24])" table:style-name="ce1">
            <text:p><text:s/>-<text:s/></text:p>
          </table:table-cell>
          <table:table-cell table:style-name="ce1"/>
          <table:table-cell table:number-columns-repeated="12" table:style-name="ce17"/>
          <table:table-cell table:number-columns-repeated="16369"/>
        </table:table-row>
        <table:table-row table:style-name="ro1">
          <table:table-cell office:value-type="string" table:style-name="ce18">
            <text:p>Para inserir mais tarefas, adicionar novas linhas acima desta linha</text:p>
          </table:table-cell>
          <table:table-cell table:number-columns-repeated="14" table:style-name="ce15"/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5">
            <text:p>Actual costs</text:p>
          </table:table-cell>
          <table:table-cell office:value-type="float" office:value="800" table:formula="of:=SUM([.D7:.D19])" table:style-name="ce35">
            <text:p>800</text:p>
          </table:table-cell>
          <table:table-cell office:value-type="float" office:value="0" table:formula="of:=SUM([.E7:.E19])" table:style-name="ce35">
            <text:p>0</text:p>
          </table:table-cell>
          <table:table-cell office:value-type="float" office:value="0" table:formula="of:=SUM([.F7:.F19])" table:style-name="ce35">
            <text:p>0</text:p>
          </table:table-cell>
          <table:table-cell office:value-type="float" office:value="0" table:formula="of:=SUM([.G7:.G19])" table:style-name="ce35">
            <text:p>0</text:p>
          </table:table-cell>
          <table:table-cell office:value-type="float" office:value="0" table:formula="of:=SUM([.H7:.H19])" table:style-name="ce35">
            <text:p>0</text:p>
          </table:table-cell>
          <table:table-cell office:value-type="float" office:value="0" table:formula="of:=SUM([.I7:.I19])" table:style-name="ce35">
            <text:p>0</text:p>
          </table:table-cell>
          <table:table-cell office:value-type="float" office:value="0" table:formula="of:=SUM([.J7:.J19])" table:style-name="ce35">
            <text:p>0</text:p>
          </table:table-cell>
          <table:table-cell office:value-type="float" office:value="0" table:formula="of:=SUM([.K7:.K19])" table:style-name="ce35">
            <text:p>0</text:p>
          </table:table-cell>
          <table:table-cell office:value-type="float" office:value="0" table:formula="of:=SUM([.L7:.L19])" table:style-name="ce35">
            <text:p>0</text:p>
          </table:table-cell>
          <table:table-cell office:value-type="float" office:value="0" table:formula="of:=SUM([.M7:.M19])" table:style-name="ce35">
            <text:p>0</text:p>
          </table:table-cell>
          <table:table-cell office:value-type="float" office:value="0" table:formula="of:=SUM([.N7:.N19])" table:style-name="ce35">
            <text:p>0</text:p>
          </table:table-cell>
          <table:table-cell office:value-type="float" office:value="0" table:formula="of:=SUM([.O7:.O19])" table:style-name="ce35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34">
            <text:p>Actual costs acumulados (AC)</text:p>
          </table:table-cell>
          <table:table-cell office:value-type="float" office:value="800" table:formula="of:=SUM([.$D20:.D20])" table:style-name="ce36">
            <text:p>800</text:p>
          </table:table-cell>
          <table:table-cell office:value-type="float" office:value="800" table:formula="of:=SUM([.$D20:.E20])" table:style-name="ce36">
            <text:p>800</text:p>
          </table:table-cell>
          <table:table-cell office:value-type="float" office:value="800" table:formula="of:=SUM([.$D20:.F20])" table:style-name="ce36">
            <text:p>800</text:p>
          </table:table-cell>
          <table:table-cell office:value-type="float" office:value="800" table:formula="of:=SUM([.$D20:.G20])" table:style-name="ce36">
            <text:p>800</text:p>
          </table:table-cell>
          <table:table-cell office:value-type="float" office:value="800" table:formula="of:=SUM([.$D20:.H20])" table:style-name="ce36">
            <text:p>800</text:p>
          </table:table-cell>
          <table:table-cell office:value-type="float" office:value="800" table:formula="of:=SUM([.$D20:.I20])" table:style-name="ce36">
            <text:p>800</text:p>
          </table:table-cell>
          <table:table-cell office:value-type="float" office:value="800" table:formula="of:=SUM([.$D20:.J20])" table:style-name="ce36">
            <text:p>800</text:p>
          </table:table-cell>
          <table:table-cell office:value-type="float" office:value="800" table:formula="of:=SUM([.$D20:.K20])" table:style-name="ce36">
            <text:p>800</text:p>
          </table:table-cell>
          <table:table-cell office:value-type="float" office:value="800" table:formula="of:=SUM([.$D20:.L20])" table:style-name="ce36">
            <text:p>800</text:p>
          </table:table-cell>
          <table:table-cell office:value-type="float" office:value="800" table:formula="of:=SUM([.$D20:.M20])" table:style-name="ce36">
            <text:p>800</text:p>
          </table:table-cell>
          <table:table-cell office:value-type="float" office:value="800" table:formula="of:=SUM([.$D20:.N20])" table:style-name="ce36">
            <text:p>800</text:p>
          </table:table-cell>
          <table:table-cell office:value-type="float" office:value="800" table:formula="of:=SUM([.$D20:.O20])" table:style-name="ce36">
            <text:p>800</text:p>
          </table:table-cell>
          <table:table-cell table:number-columns-repeated="16369"/>
        </table:table-row>
        <table:table-row table:number-rows-repeated="1048554" table:style-name="ro6">
          <table:table-cell table:number-columns-repeated="16384"/>
        </table:table-row>
        <table:named-expressions>
          <table:named-range table:name="Print_Area" table:cell-range-address="AC.$A$2:AC.$O$2" table:base-cell-address="AC.$A$1"/>
        </table:named-expressions>
      </table:table>
      <table:table table:name="Grafico_de_progresso" table:style-name="ta2">
        <table:shapes>
          <draw:frame draw:z-index="2" draw:id="id1" draw:style-name="a4" draw:name="Gráfico 1" svg:x="0.73819in" svg:y="5.07047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8" table:number-columns-repeated="1024" table:default-cell-style-name="ce1"/>
        <table:table-column table:style-name="co1" table:number-columns-repeated="15360" table:default-cell-style-name="ce1"/>
        <table:table-row table:style-name="ro2">
          <table:table-cell office:value-type="string" table:style-name="ce31">
            <text:p>Grafico de progresso</text:p>
          </table:table-cell>
          <table:table-cell table:number-columns-repeated="16383" table:style-name="ce1"/>
        </table:table-row>
        <table:table-row table:style-name="ro3">
          <table:table-cell table:style-name="ce5"/>
          <table:table-cell table:number-columns-repeated="6" table:style-name="ce3"/>
          <table:table-cell table:number-columns-repeated="16377" table:style-name="ce1"/>
        </table:table-row>
        <table:table-row table:style-name="ro2">
          <table:table-cell office:value-type="string" table:style-name="ce2">
            <text:p>[Nome Projeto]</text:p>
          </table:table-cell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office:value-type="string" table:style-name="ce4">
            <text:p>[Nome Empresa / Logo]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6">
          <table:table-cell table:style-name="ce1">
            <draw:frame draw:z-index="1" draw:id="id0" draw:style-name="a3" draw:name="Chart 39" svg:x="0.31653in" svg:y="0.1563in" svg:width="5.99331in" svg:height="2.750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1" table:style-name="ro6">
          <table:table-cell table:number-columns-repeated="16384"/>
        </table:table-row>
      </table:table>
      <table:named-expressions>
        <table:named-expression table:name="holidays" table:expression="of:=&quot;OFFSET(#REF!;1;0;COUNTA(#REF!);1)&quot;" table:base-cell-address="Relatório.$A$1"/>
        <table:named-expression table:name="valuevx" table:expression="of:=42.314159" table:base-cell-address="Relatóri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7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8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8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Excel_BuiltIn_20_37__32_-_32_Accent1" style:display-name="Excel_BuiltIn_20% - Accent1" style:family="table-cell" style:data-style-name="N0">
      <style:table-cell-properties style:vertical-align="automatic" fo:background-color="#E4E8F3"/>
      <style:text-properties fo:color="#000000" style:font-name="Calibri" style:font-name-asian="Calibri" style:font-name-complex="Calibri"/>
    </style: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rcentagem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ext-properties fo:color="#FF0000"/>
    </style:style>
    <style:style style:name="cf2" style:family="table-cell">
      <style:text-properties fo:color="#0065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5in" fo:margin-right="0.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Earned Value Management Template</dc:title>
    <meta:initial-creator>Henrique Moura</meta:initial-creator>
    <dc:creator>Alunos</dc:creator>
    <meta:creation-date>2010-01-08T22:01:03Z</meta:creation-date>
    <dc:date>2018-11-05T23:59:59Z</dc:date>
    <meta:print-date>2011-07-18T18:50:15Z</meta:print-date>
    <meta:editing-cycles>3</meta:editing-cycles>
    <meta:editing-duration>PT8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378in" svg:stroke-color="#000000" svg:stroke-opacity="100%"/>
    </style:style>
    <style:style style:family="chart" style:name="Wal0">
      <style:graphic-properties draw:fill="none" draw:stroke="solid" svg:stroke-width="0.01378in" svg:stroke-color="#000000" svg:stroke-opacity="100%"/>
    </style:style>
    <style:style style:family="chart" style:name="AT01">
      <style:chart-properties chart:auto-position="false"/>
      <style:graphic-properties draw:fill="solid" draw:fill-color="#000000" draw:opacity="100%" draw:stroke="solid" svg:stroke-width="0.01042in" svg:stroke-color="#3c3c3c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 chart:stacked="false" chart:percentage="false"/>
      <style:graphic-properties draw:fill="none" draw:stroke="solid" svg:stroke-width="0.02756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756in" svg:stroke-color="#0065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756in" svg:stroke-color="#ff0000" svg:stroke-opacity="100%" draw:stroke-linejoin="round" svg:stroke-linecap="round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fo:font-size="0.14028in" style:font-size-asian="0.14028in" style:font-size-complex="0.1402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8.028346456693pt" svg:width="431.5181102362205pt" chart:style-name="Crt0">
        <chart:legend svg:x="64.17220472440945pt" svg:y="20.04377952755906pt" chart:style-name="Lgnd"/>
        <chart:plot-area svg:x="7.086141732283464pt" svg:y="15.3659842519685pt" svg:width="424.1202362204725pt" svg:height="181.5566929133858pt" chart:style-name="Plt0">
          <chart:axis chart:dimension="y" chart:name="primary-y" chart:style-name="Axs0"/>
          <chart:axis chart:dimension="x" chart:name="primary-x" chart:style-name="Axs1">
            <chart:title svg:x="205.810157480315pt" svg:y="157.7989763779528pt" chart:style-name="AT01">
              <text:p text:style-name="a0" text:class-names="" text:cond-style-name="">Periodo</text:p>
            </chart:title>
            <chart:categories table:cell-range-address="Relatório.$E$12:.$P$12"/>
          </chart:axis>
          <chart:series chart:values-cell-range-address="Relatório.$E$27:.$P$27" chart:class="chart:line" chart:attached-axis="primary-y" chart:style-name="G0S0">
            <chart:data-point chart:repeated="12"/>
          </chart:series>
          <chart:series chart:values-cell-range-address="Relatório.$E$31:.$P$31" chart:class="chart:line" chart:attached-axis="primary-y" chart:style-name="G0S1">
            <chart:data-point chart:repeated="12"/>
          </chart:series>
          <chart:series chart:values-cell-range-address="Relatório.$E$30:.$P$30" chart:class="chart:line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svg:x="182.086220472441pt" svg:y="138.003543307086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Evolução durante as semanas</text:p>
            </chart:title>
            <chart:categories table:cell-range-address="Relatório.$E$12:.$P$12"/>
          </chart:axis>
          <chart:series chart:label-cell-address="Relatório.$D$37" chart:values-cell-range-address="Relatório.$E$37:.$P$37" chart:class="chart:line" chart:attached-axis="primary-y" chart:style-name="G0S0">
            <chart:data-point chart:repeated="12"/>
          </chart:series>
          <chart:series chart:label-cell-address="Relatório.$D$36" chart:values-cell-range-address="Relatório.$E$36:.$K$36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